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22-2014</text:span></text:span></text:p>
      <text:p text:style-name="P14">ACTA DE INICIO DE PROCEDIMIENTO</text:p>
      <text:p text:style-name="P15"/>
      <text:p text:style-name="P16"><text:span text:style-name="T17">Siendo las (hora),del día catorce (14) de May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22-2014</text:span><text:span text:style-name="T18"> </text:span><text:span text:style-name="T17">para la adquisición de </text:span><text:span text:style-name="T19">- 1 Banda Escolar Estampada
<text:line-break/>- 3 Chemise de Caballero  color Azul Turquesa  talla L con 2 Bordados Frontales y 1 Bordado en la Espalda
<text:line-break/>- 1 Chemise de Caballero  color Azul Turquesa  talla XL con 2 Bordados Frontales y 1 Bordado en la Espalda
<text:line-break/>- 2 Chemise de Dama  color Azul Turquesa  talla L con 2 Bordados Frontales y 1 Bordado en la Espalda
<text:line-break/>- 3 Chemise de Dama  color Azul Turquesa  talla M con 2 Bordados Frontales  y 1 Bordado en la Espalda
<text:line-break/>- 1 Chemise de Dama  color Azul Turquesa  talla S con 2 Bordados Frontal y 1 Bordado en la Espalda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Banda Escolar Estampada
<text:line-break/>- 3 Chemise de Caballero  color Azul Turquesa  talla L con 2 Bordados Frontales y 1 Bordado en la Espalda
<text:line-break/>- 1 Chemise de Caballero  color Azul Turquesa  talla XL con 2 Bordados Frontales y 1 Bordado en la Espalda
<text:line-break/>- 2 Chemise de Dama  color Azul Turquesa  talla L con 2 Bordados Frontales y 1 Bordado en la Espalda
<text:line-break/>- 3 Chemise de Dama  color Azul Turquesa  talla M con 2 Bordados Frontales  y 1 Bordado en la Espalda
<text:line-break/>- 1 Chemise de Dama  color Azul Turquesa  talla S con 2 Bordados Frontal y 1 Bordado en la Espalda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Banda Escolar Estampada
<text:line-break/>- 3 Chemise de Caballero  color Azul Turquesa  talla L con 2 Bordados Frontales y 1 Bordado en la Espalda
<text:line-break/>- 1 Chemise de Caballero  color Azul Turquesa  talla XL con 2 Bordados Frontales y 1 Bordado en la Espalda
<text:line-break/>- 2 Chemise de Dama  color Azul Turquesa  talla L con 2 Bordados Frontales y 1 Bordado en la Espalda
<text:line-break/>- 3 Chemise de Dama  color Azul Turquesa  talla M con 2 Bordados Frontales  y 1 Bordado en la Espalda
<text:line-break/>- 1 Chemise de Dama  color Azul Turquesa  talla S con 2 Bordados Frontal y 1 Bordado en la Espalda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